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77334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officeooo:rsid="00177334"/>
    </style:style>
    <style:style style:name="P4" style:family="paragraph" style:parent-style-name="Standard">
      <style:text-properties officeooo:rsid="00177334" officeooo:paragraph-rsid="00177334"/>
    </style:style>
    <style:style style:name="P5" style:family="paragraph" style:parent-style-name="Standard" style:list-style-name="L2">
      <style:text-properties officeooo:rsid="00177334" officeooo:paragraph-rsid="00177334"/>
    </style:style>
    <style:style style:name="P6" style:family="paragraph" style:parent-style-name="Standard" style:list-style-name="L2">
      <style:text-properties officeooo:rsid="00197bd1" officeooo:paragraph-rsid="00197bd1"/>
    </style:style>
    <style:style style:name="P7" style:family="paragraph" style:parent-style-name="Standard">
      <style:text-properties officeooo:rsid="00197bd1" officeooo:paragraph-rsid="00197bd1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>
      <style:text-properties officeooo:rsid="00177334" officeooo:paragraph-rsid="00177334"/>
    </style:style>
    <style:style style:name="P16" style:family="paragraph" style:parent-style-name="Text_20_body">
      <style:text-properties officeooo:rsid="00177334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3">
      <style:paragraph-properties fo:margin-top="0cm" fo:margin-bottom="0cm" style:contextual-spacing="false"/>
    </style:style>
    <style:style style:name="P33" style:family="paragraph" style:parent-style-name="Text_20_body" style:list-style-name="L14"/>
    <style:style style:name="P34" style:family="paragraph" style:parent-style-name="Text_20_body" style:list-style-name="L14">
      <style:paragraph-properties fo:margin-top="0cm" fo:margin-bottom="0cm" style:contextual-spacing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5">
      <style:paragraph-properties fo:margin-top="0cm" fo:margin-bottom="0cm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6">
      <style:paragraph-properties fo:margin-top="0cm" fo:margin-bottom="0cm" style:contextual-spacing="false"/>
    </style:style>
    <style:style style:name="P39" style:family="paragraph" style:parent-style-name="Text_20_body" style:list-style-name="L17"/>
    <style:style style:name="P40" style:family="paragraph" style:parent-style-name="Text_20_body" style:list-style-name="L17">
      <style:paragraph-properties fo:margin-top="0cm" fo:margin-bottom="0cm" style:contextual-spacing="false"/>
    </style:style>
    <style:style style:name="P41" style:family="paragraph" style:parent-style-name="Text_20_body" style:list-style-name="L18"/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cm" fo:margin-bottom="0cm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cm" fo:margin-bottom="0cm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1">
      <style:paragraph-properties fo:margin-top="0cm" fo:margin-bottom="0cm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2">
      <style:paragraph-properties fo:margin-top="0cm" fo:margin-bottom="0cm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3">
      <style:paragraph-properties fo:margin-top="0cm" fo:margin-bottom="0cm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4">
      <style:paragraph-properties fo:margin-top="0cm" fo:margin-bottom="0cm" style:contextual-spacing="false"/>
    </style:style>
    <style:style style:name="P54" style:family="paragraph" style:parent-style-name="Text_20_body" style:list-style-name="L25"/>
    <style:style style:name="P55" style:family="paragraph" style:parent-style-name="Text_20_body" style:list-style-name="L25">
      <style:paragraph-properties fo:margin-top="0cm" fo:margin-bottom="0cm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6">
      <style:paragraph-properties fo:margin-top="0cm" fo:margin-bottom="0cm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7">
      <style:paragraph-properties fo:margin-top="0cm" fo:margin-bottom="0cm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8">
      <style:paragraph-properties fo:margin-top="0cm" fo:margin-bottom="0cm" style:contextual-spacing="false"/>
    </style:style>
    <style:style style:name="P62" style:family="paragraph" style:parent-style-name="Text_20_body" style:list-style-name="L29"/>
    <style:style style:name="P63" style:family="paragraph" style:parent-style-name="Text_20_body" style:list-style-name="L29">
      <style:paragraph-properties fo:margin-top="0cm" fo:margin-bottom="0cm" style:contextual-spacing="false"/>
    </style:style>
    <style:style style:name="P64" style:family="paragraph" style:parent-style-name="Text_20_body" style:list-style-name="L30"/>
    <style:style style:name="P65" style:family="paragraph" style:parent-style-name="Text_20_body" style:list-style-name="L30">
      <style:paragraph-properties fo:margin-top="0cm" fo:margin-bottom="0cm" style:contextual-spacing="false"/>
    </style:style>
    <style:style style:name="T1" style:family="text">
      <style:text-properties officeooo:rsid="00190ae8"/>
    </style:style>
    <style:style style:name="T2" style:family="text">
      <style:text-properties officeooo:rsid="00197bd1"/>
    </style:style>
    <style:style style:name="T3" style:family="text">
      <style:text-properties officeooo:rsid="001b229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jercicio Práctico: Configuración de Servicios DNS y Web en una Máquina Virtual</text:h>
      <text:p text:style-name="Text_20_body"><text:span text:style-name="Strong_20_Emphasis"/></text:p>
      <text:p text:style-name="Text_20_body"><text:span text:style-name="Strong_20_Emphasis">Tareas a realizar</text:span>:</text:p>
      <text:list text:style-name="L18">
        <text:list-item>
          <text:p text:style-name="P41"><text:span text:style-name="Strong_20_Emphasis">Instalación y configuración de </text:span><text:span text:style-name="Strong_20_Emphasis"><text:span text:style-name="Source_20_Text">sudo</text:span></text:span><text:span text:style-name="Strong_20_Emphasis">, BIND9 y Apache2</text:span>:<text:line-break/>Instale el paquete <text:span text:style-name="Source_20_Text">sudo</text:span> y configure permisos completos para el usuario <text:span text:style-name="Source_20_Text">curso</text:span>. Luego, instale los servidores DNS (<text:span text:style-name="Source_20_Text">bind9</text:span>) y HTTP (<text:span text:style-name="Source_20_Text">apache2</text:span>), asegurándose de que estén activos y habilitados para iniciarse automáticamente. Verifique la instalación ejecutando comandos básicos con <text:span text:style-name="Source_20_Text">sudo</text:span> y comprobando el estado de los servicios.</text:p>
        </text:list-item>
        <text:list-item>
          <text:p text:style-name="P41"><text:span text:style-name="Strong_20_Emphasis">Asignación de una dirección IP estática</text:span>:<text:line-break/>Configure una dirección IP estática para la máquina virtual (por ejemplo, <text:span text:style-name="Source_20_Text">192.168.56.10/24</text:span>, ajustar según el rango asignado). Asegúrese de que la configuración persista tras reinicios y verifique la conectividad de red.</text:p>
        </text:list-item>
        <text:list-item>
          <text:p text:style-name="P41"><text:span text:style-name="Strong_20_Emphasis">Configuración de una zona maestra en el servidor DNS</text:span>:<text:line-break/>Cree una zona maestra en el servidor DNS llamada <text:span text:style-name="Source_20_Text">mipractica.local</text:span>. Añada un registro A que asocie el nombre del host de la máquina (por ejemplo, <text:span text:style-name="Source_20_Text">servidor</text:span>) con la dirección IP estática configurada. Configure dos registros CNAME (<text:span text:style-name="Source_20_Text">web1</text:span> y <text:span text:style-name="Source_20_Text">web2</text:span>) que apunten al registro A del nombre del host. Verifique que los registros se resuelvan correctamente.</text:p>
        </text:list-item>
        <text:list-item>
          <text:p text:style-name="P41"><text:span text:style-name="Strong_20_Emphasis">Creación de sitios web seguros (HTTPS)</text:span>:<text:line-break/>Configure dos sitios web seguros accesibles a través de <text:span text:style-name="Source_20_Text">web1.mipractica.local</text:span> y <text:span text:style-name="Source_20_Text">web2.mipractica.local</text:span>, utilizando HTTPS con certificados autofirmados. Cada sitio debe tener una página de inicio (<text:span text:style-name="Source_20_Text">index.html</text:span>) con el contenido <text:span text:style-name="Source_20_Text">ACCESO A &lt;HOSTNAME&gt;</text:span>, donde <text:span text:style-name="Source_20_Text">&lt;HOSTNAME&gt;</text:span> corresponde a <text:span text:style-name="Source_20_Text">web1.mipractica.local</text:span> o <text:span text:style-name="Source_20_Text">web2.mipractica.local</text:span>. Verifique que ambos sitios sean accesibles mediante un navegador o herramienta como <text:span text:style-name="Source_20_Text">curl</text:span>.</text:p>
        </text:list-item>
      </text:list>
      <text:p text:style-name="Text_20_body"><text:span text:style-name="Strong_20_Emphasis">Notas</text:span>: </text:p>
      <text:list text:style-name="L19">
        <text:list-item>
          <text:p text:style-name="P43">Documente todos los comandos y verificaciones (por ejemplo, <text:span text:style-name="Source_20_Text">dig</text:span> para DNS, <text:span text:style-name="Source_20_Text">curl</text:span> para HTTPS). </text:p>
        </text:list-item>
        <text:list-item>
          <text:p text:style-name="P43">Las configuraciones deben ser persistentes tras reinicios. </text:p>
        </text:list-item>
        <text:list-item>
          <text:p text:style-name="P42">Asegúrese de que los servicios estén correctamente configurados y accesibles. </text:p>
        </text:list-item>
      </text:list>
      <text:p text:style-name="Horizontal_20_Line"/>
      <text:h text:style-name="Heading_20_1" text:outline-level="1">Solución al Ejercicio Práctico</text:h>
      <text:p text:style-name="Text_20_body">Se asume una máquina virtual basada en Debian/Ubuntu. Los comandos se ejecutan como root o con <text:span text:style-name="Source_20_Text">sudo</text:span>. Cada paso incluye verificaciones para confirmar la correcta implementación.</text:p>
      <text:h text:style-name="Heading_20_2" text:outline-level="2"><text:soft-page-break/>1. Instalación y configuración de <text:span text:style-name="Source_20_Text">sudo</text:span>, BIND9 y Apache2</text:h>
      <text:p text:style-name="Text_20_body"><text:span text:style-name="Strong_20_Emphasis">Objetivo</text:span>: Instalar <text:span text:style-name="Source_20_Text">sudo</text:span>, otorgar permisos completos a <text:span text:style-name="Source_20_Text">curso</text:span>, e instalar <text:span text:style-name="Source_20_Text">bind9</text:span> y <text:span text:style-name="Source_20_Text">apache2</text:span>.</text:p>
      <text:p text:style-name="Text_20_body"><text:span text:style-name="Strong_20_Emphasis">Pasos</text:span>:</text:p>
      <text:list text:style-name="L20">
        <text:list-item>
          <text:p text:style-name="P45">Instalar <text:span text:style-name="Source_20_Text">sudo</text:span> si no está presente. </text:p>
        </text:list-item>
        <text:list-item>
          <text:p text:style-name="P45">Configurar permisos para <text:span text:style-name="Source_20_Text">curso</text:span>. </text:p>
        </text:list-item>
        <text:list-item>
          <text:p text:style-name="P45">Instalar <text:span text:style-name="Source_20_Text">bind9</text:span> y <text:span text:style-name="Source_20_Text">apache2</text:span>. </text:p>
        </text:list-item>
        <text:list-item>
          <text:p text:style-name="P44">Verificar el estado de los servicios y los permisos. </text:p>
        </text:list-item>
      </text:list>
      <text:p text:style-name="Text_20_body"><text:span text:style-name="Strong_20_Emphasis">Comandos</text:span>:</text:p>
      <text:p text:style-name="Preformatted_20_Text"><text:span text:style-name="Source_20_Text"># Iniciar sesión como root</text:span></text:p>
      <text:p text:style-name="Preformatted_20_Text"><text:span text:style-name="Source_20_Text">su -</text:span></text:p>
      <text:p text:style-name="Preformatted_20_Text"/>
      <text:p text:style-name="Preformatted_20_Text"><text:span text:style-name="Source_20_Text"># Instalar sudo, bind9 y apache2</text:span></text:p>
      <text:p text:style-name="Preformatted_20_Text"><text:span text:style-name="Source_20_Text">apt update</text:span></text:p>
      <text:p text:style-name="Preformatted_20_Text"><text:span text:style-name="Source_20_Text">apt install -y sudo bind9 apache2</text:span></text:p>
      <text:p text:style-name="Preformatted_20_Text"/>
      <text:p text:style-name="Preformatted_20_Text"><text:span text:style-name="Source_20_Text"># Añadir usuario curso al grupo sudo</text:span></text:p>
      <text:p text:style-name="Preformatted_20_Text"><text:span text:style-name="Source_20_Text">usermod -aG sudo curso</text:span></text:p>
      <text:p text:style-name="Preformatted_20_Text"/>
      <text:p text:style-name="Preformatted_20_Text"><text:span text:style-name="Source_20_Text"># (Opcional) Configurar permisos explícitos en sudoers</text:span></text:p>
      <text:p text:style-name="Preformatted_20_Text"><text:span text:style-name="Source_20_Text">echo "curso ALL=(ALL:ALL) ALL" &gt;&gt; /etc/sudoers.d/curso</text:span></text:p>
      <text:p text:style-name="Preformatted_20_Text"><text:span text:style-name="Source_20_Text">chmod 440 /etc/sudoers.d/curso</text:span></text:p>
      <text:p text:style-name="Preformatted_20_Text"/>
      <text:p text:style-name="Preformatted_20_Text"><text:span text:style-name="Source_20_Text"># Habilitar y arrancar servicios</text:span></text:p>
      <text:p text:style-name="Preformatted_20_Text"><text:span text:style-name="Source_20_Text">systemctl enable named</text:span></text:p>
      <text:p text:style-name="Preformatted_20_Text"><text:span text:style-name="Source_20_Text">systemctl start named</text:span></text:p>
      <text:p text:style-name="Preformatted_20_Text"><text:span text:style-name="Source_20_Text">systemctl enable apache2</text:span></text:p>
      <text:p text:style-name="Preformatted_20_Text"><text:span text:style-name="Source_20_Text">systemctl start apache2</text:span></text:p>
      <text:p text:style-name="Preformatted_20_Text"/>
      <text:p text:style-name="Preformatted_20_Text"><text:span text:style-name="Source_20_Text"># Verificaciones</text:span></text:p>
      <text:p text:style-name="Preformatted_20_Text"><text:span text:style-name="Source_20_Text">groups curso <text:s/># Debe mostrar "sudo" entre los grupos</text:span></text:p>
      <text:p text:style-name="Preformatted_20_Text"><text:span text:style-name="Source_20_Text">su - curso</text:span></text:p>
      <text:p text:style-name="Preformatted_20_Text"><text:span text:style-name="Source_20_Text">sudo whoami <text:s/># Debe devolver "root"</text:span></text:p>
      <text:p text:style-name="Preformatted_20_Text"><text:span text:style-name="Source_20_Text">systemctl status named <text:s/># Verificar que BIND9 está activo</text:span></text:p>
      <text:p text:style-name="Preformatted_20_Text"><text:span text:style-name="Source_20_Text">systemctl status apache2 <text:s/># Verificar que Apache2 está activo</text:span></text:p>
      <text:p text:style-name="P2"><text:span text:style-name="Source_20_Text">curl http://localhost <text:s/># Verificar respuesta HTTP</text:span></text:p>
      <text:p text:style-name="Text_20_body"><text:span text:style-name="Strong_20_Emphasis">Explicación</text:span>: </text:p>
      <text:list text:style-name="L21">
        <text:list-item>
          <text:p text:style-name="P47">Se instala <text:span text:style-name="Source_20_Text">sudo</text:span>, <text:span text:style-name="Source_20_Text">bind9</text:span> (servidor DNS) y <text:span text:style-name="Source_20_Text">apache2</text:span> (servidor HTTP). </text:p>
        </text:list-item>
        <text:list-item>
          <text:p text:style-name="P47"><text:span text:style-name="Source_20_Text">usermod -aG sudo curso</text:span> otorga permisos administrativos al usuario <text:span text:style-name="Source_20_Text">curso</text:span>. </text:p>
        </text:list-item>
        <text:list-item>
          <text:p text:style-name="P46">Los servicios se habilitan para iniciarse automáticamente, y las verificaciones confirman que están funcionando. </text:p>
        </text:list-item>
      </text:list>
      <text:p text:style-name="Horizontal_20_Line"/>
      <text:h text:style-name="Heading_20_2" text:outline-level="2">2. Asignación de una dirección IP estática</text:h>
      <text:p text:style-name="Text_20_body"><text:span text:style-name="Strong_20_Emphasis">Objetivo</text:span>: Configurar una dirección IP estática persistente (<text:span text:style-name="Source_20_Text">192.168.56.10/24</text:span>).</text:p>
      <text:p text:style-name="Text_20_body"><text:span text:style-name="Strong_20_Emphasis">Pasos</text:span>:</text:p>
      <text:list text:style-name="L22">
        <text:list-item>
          <text:p text:style-name="P49">Identificar la interfaz de red (por ejemplo, <text:span text:style-name="Source_20_Text">ens33</text:span>). </text:p>
        </text:list-item>
        <text:list-item>
          <text:p text:style-name="P49"><text:soft-page-break/>Configurar la IP estática con Netplan (Ubuntu) o <text:span text:style-name="Source_20_Text">/etc/network/interfaces</text:span> (Debian). </text:p>
        </text:list-item>
        <text:list-item>
          <text:p text:style-name="P48">Verificar la conectividad. </text:p>
        </text:list-item>
      </text:list>
      <text:p text:style-name="Text_20_body"><text:span text:style-name="Strong_20_Emphasis">Comandos</text:span> (para Ubuntu con Netplan):</text:p>
      <text:p text:style-name="Preformatted_20_Text"><text:span text:style-name="Source_20_Text"># Verificar interfaz de red</text:span></text:p>
      <text:p text:style-name="Preformatted_20_Text"><text:span text:style-name="Source_20_Text">ip a</text:span></text:p>
      <text:p text:style-name="Preformatted_20_Text"/>
      <text:p text:style-name="Preformatted_20_Text"><text:span text:style-name="Source_20_Text"># Configurar Netplan</text:span></text:p>
      <text:p text:style-name="Preformatted_20_Text"><text:span text:style-name="Source_20_Text">cat &lt;&lt; EOF &gt; /etc/netplan/01-netcfg.yaml</text:span></text:p>
      <text:p text:style-name="Preformatted_20_Text"><text:span text:style-name="Source_20_Text">network:</text:span></text:p>
      <text:p text:style-name="Preformatted_20_Text"><text:span text:style-name="Source_20_Text"><text:s text:c="2"/>version: 2</text:span></text:p>
      <text:p text:style-name="Preformatted_20_Text"><text:span text:style-name="Source_20_Text"><text:s text:c="2"/>ethernets:</text:span></text:p>
      <text:p text:style-name="Preformatted_20_Text"><text:span text:style-name="Source_20_Text"><text:s text:c="4"/>ens33:</text:span></text:p>
      <text:p text:style-name="Preformatted_20_Text"><text:span text:style-name="Source_20_Text"><text:s text:c="6"/>addresses:</text:span></text:p>
      <text:p text:style-name="Preformatted_20_Text"><text:span text:style-name="Source_20_Text"><text:s text:c="8"/>- 192.168.56.10/24</text:span></text:p>
      <text:p text:style-name="Preformatted_20_Text"><text:span text:style-name="Source_20_Text"><text:s text:c="6"/>gateway4: 192.168.56.1</text:span></text:p>
      <text:p text:style-name="Preformatted_20_Text"><text:span text:style-name="Source_20_Text"><text:s text:c="6"/>nameservers:</text:span></text:p>
      <text:p text:style-name="Preformatted_20_Text"><text:span text:style-name="Source_20_Text"><text:s text:c="8"/>addresses: [8.8.8.8, 8.8.4.4]</text:span></text:p>
      <text:p text:style-name="Preformatted_20_Text"><text:span text:style-name="Source_20_Text">EOF</text:span></text:p>
      <text:p text:style-name="Preformatted_20_Text"/>
      <text:p text:style-name="Preformatted_20_Text"><text:span text:style-name="Source_20_Text"># Aplicar configuración</text:span></text:p>
      <text:p text:style-name="Preformatted_20_Text"><text:span text:style-name="Source_20_Text">netplan apply</text:span></text:p>
      <text:p text:style-name="Preformatted_20_Text"/>
      <text:p text:style-name="Preformatted_20_Text"><text:span text:style-name="Source_20_Text"># Verificaciones</text:span></text:p>
      <text:p text:style-name="Preformatted_20_Text"><text:span text:style-name="Source_20_Text">ip addr show ens33 <text:s/># Debe mostrar 192.168.56.10</text:span></text:p>
      <text:p text:style-name="P2"><text:span text:style-name="Source_20_Text">ping -c 4 8.8.8.8 <text:s/># Verificar conectividad</text:span></text:p>
      <text:p text:style-name="Text_20_body"><text:span text:style-name="Strong_20_Emphasis">Explicación</text:span>: </text:p>
      <text:list text:style-name="L23">
        <text:list-item>
          <text:p text:style-name="P51">Se configura una IP estática en <text:span text:style-name="Source_20_Text">/etc/netplan/01-netcfg.yaml</text:span>. </text:p>
        </text:list-item>
        <text:list-item>
          <text:p text:style-name="P51"><text:span text:style-name="Source_20_Text">netplan apply</text:span> aplica la configuración, y <text:span text:style-name="Source_20_Text">ping</text:span> verifica la conectividad. </text:p>
        </text:list-item>
        <text:list-item>
          <text:p text:style-name="P50">Para Debian, se podría usar <text:span text:style-name="Source_20_Text">/etc/network/interfaces</text:span> como en la solución anterior. </text:p>
        </text:list-item>
      </text:list>
      <text:p text:style-name="Horizontal_20_Line"/>
      <text:h text:style-name="Heading_20_2" text:outline-level="2">3. Configuración de la zona maestra en el servidor DNS</text:h>
      <text:p text:style-name="Text_20_body"><text:span text:style-name="Strong_20_Emphasis">Objetivo</text:span>: Crear la zona maestra <text:span text:style-name="Source_20_Text">mipractica.local</text:span> con un registro A para <text:span text:style-name="Source_20_Text">servidor</text:span> y dos CNAME (<text:span text:style-name="Source_20_Text">web1</text:span> y <text:span text:style-name="Source_20_Text">web2</text:span>).</text:p>
      <text:p text:style-name="Text_20_body"><text:span text:style-name="Strong_20_Emphasis">Pasos</text:span>:</text:p>
      <text:list text:style-name="L24">
        <text:list-item>
          <text:p text:style-name="P53">Configurar la zona en <text:span text:style-name="Source_20_Text">/etc/bind/named.conf.local</text:span>. </text:p>
        </text:list-item>
        <text:list-item>
          <text:p text:style-name="P53">Crear el archivo de zona. </text:p>
        </text:list-item>
        <text:list-item>
          <text:p text:style-name="P53">Verificar la sintaxis y reiniciar BIND9. </text:p>
        </text:list-item>
        <text:list-item>
          <text:p text:style-name="P52">Probar la resolución de nombres. </text:p>
        </text:list-item>
      </text:list>
      <text:p text:style-name="Text_20_body"><text:span text:style-name="Strong_20_Emphasis">Comandos</text:span>:</text:p>
      <text:p text:style-name="Preformatted_20_Text"><text:span text:style-name="Source_20_Text"># Configurar la zona maestra</text:span></text:p>
      <text:p text:style-name="Preformatted_20_Text"><text:span text:style-name="Source_20_Text">cat &lt;&lt; EOF &gt;&gt; /etc/bind/named.conf.local</text:span></text:p>
      <text:p text:style-name="Preformatted_20_Text"><text:span text:style-name="Source_20_Text">zone "mipractica.local" {</text:span></text:p>
      <text:p text:style-name="Preformatted_20_Text"><text:span text:style-name="Source_20_Text"><text:s text:c="4"/>type master;</text:span></text:p>
      <text:p text:style-name="Preformatted_20_Text"><text:span text:style-name="Source_20_Text"><text:s text:c="4"/>file "/etc/bind/db.mipractica.local";</text:span></text:p>
      <text:p text:style-name="Preformatted_20_Text"><text:span text:style-name="Source_20_Text">};</text:span></text:p>
      <text:p text:style-name="Preformatted_20_Text"><text:span text:style-name="Source_20_Text">EOF</text:span></text:p>
      <text:p text:style-name="Preformatted_20_Text"><text:soft-page-break/></text:p>
      <text:p text:style-name="Preformatted_20_Text"><text:span text:style-name="Source_20_Text"># Crear el archivo de zona</text:span></text:p>
      <text:p text:style-name="Preformatted_20_Text"><text:span text:style-name="Source_20_Text">cat &lt;&lt; EOF &gt; /etc/bind/db.mipractica.local</text:span></text:p>
      <text:p text:style-name="Preformatted_20_Text"><text:span text:style-name="Source_20_Text">$TTL 86400</text:span></text:p>
      <text:p text:style-name="Preformatted_20_Text"><text:span text:style-name="Source_20_Text">@ <text:s text:c="2"/>IN <text:s/>SOA <text:s/>servidor.mipractica.local. root.mipractica.local. (</text:span></text:p>
      <text:p text:style-name="Preformatted_20_Text"><text:span text:style-name="Source_20_Text"><text:s text:c="10"/>1 <text:s text:c="8"/>; Serial</text:span></text:p>
      <text:p text:style-name="Preformatted_20_Text"><text:span text:style-name="Source_20_Text"><text:s text:c="10"/>604800 <text:s text:c="3"/>; Refresh</text:span></text:p>
      <text:p text:style-name="Preformatted_20_Text"><text:span text:style-name="Source_20_Text"><text:s text:c="10"/>86400 <text:s text:c="4"/>; Retry</text:span></text:p>
      <text:p text:style-name="Preformatted_20_Text"><text:span text:style-name="Source_20_Text"><text:s text:c="10"/>2419200 <text:s text:c="2"/>; Expire</text:span></text:p>
      <text:p text:style-name="Preformatted_20_Text"><text:span text:style-name="Source_20_Text"><text:s text:c="10"/>86400 ) <text:s text:c="2"/>; Negative Cache TTL</text:span></text:p>
      <text:p text:style-name="Preformatted_20_Text"><text:span text:style-name="Source_20_Text">;</text:span></text:p>
      <text:p text:style-name="Preformatted_20_Text"><text:span text:style-name="Source_20_Text">@ <text:s text:c="6"/>IN <text:s/>NS <text:s text:c="2"/>servidor.mipractica.local.</text:span></text:p>
      <text:p text:style-name="Preformatted_20_Text"><text:span text:style-name="Source_20_Text">servidor IN <text:s/>A <text:s text:c="3"/>192.168.56.10</text:span></text:p>
      <text:p text:style-name="Preformatted_20_Text"><text:span text:style-name="Source_20_Text">web1 <text:s text:c="4"/>IN <text:s/>CNAME servidor</text:span></text:p>
      <text:p text:style-name="Preformatted_20_Text"><text:span text:style-name="Source_20_Text">web2 <text:s text:c="4"/>IN <text:s/>CNAME servidor</text:span></text:p>
      <text:p text:style-name="Preformatted_20_Text"><text:span text:style-name="Source_20_Text">EOF</text:span></text:p>
      <text:p text:style-name="Preformatted_20_Text"/>
      <text:p text:style-name="Preformatted_20_Text"><text:span text:style-name="Source_20_Text"># Verificar sintaxis</text:span></text:p>
      <text:p text:style-name="Preformatted_20_Text"><text:span text:style-name="Source_20_Text">named-checkconf</text:span></text:p>
      <text:p text:style-name="Preformatted_20_Text"><text:span text:style-name="Source_20_Text">named-checkzone mipractica.local /etc/bind/db.mipractica.local</text:span></text:p>
      <text:p text:style-name="Preformatted_20_Text"/>
      <text:p text:style-name="Preformatted_20_Text"><text:span text:style-name="Source_20_Text"># Reiniciar BIND9</text:span></text:p>
      <text:p text:style-name="Preformatted_20_Text"><text:span text:style-name="Source_20_Text">systemctl restart named</text:span></text:p>
      <text:p text:style-name="Preformatted_20_Text"/>
      <text:p text:style-name="Preformatted_20_Text"><text:span text:style-name="Source_20_Text"># Verificar resolución</text:span></text:p>
      <text:p text:style-name="Preformatted_20_Text"><text:span text:style-name="Source_20_Text">dig @localhost servidor.mipractica.local</text:span></text:p>
      <text:p text:style-name="Preformatted_20_Text"><text:span text:style-name="Source_20_Text">dig @localhost web1.mipractica.local</text:span></text:p>
      <text:p text:style-name="P2"><text:span text:style-name="Source_20_Text">dig @localhost web2.mipractica.local</text:span></text:p>
      <text:p text:style-name="Text_20_body"><text:span text:style-name="Strong_20_Emphasis">Explicación</text:span>: </text:p>
      <text:list text:style-name="L25">
        <text:list-item>
          <text:p text:style-name="P55">La zona <text:span text:style-name="Source_20_Text">mipractica.local</text:span> se define con un registro A (<text:span text:style-name="Source_20_Text">servidor</text:span>) y dos CNAME (<text:span text:style-name="Source_20_Text">web1</text:span> y <text:span text:style-name="Source_20_Text">web2</text:span>) que apuntan a <text:span text:style-name="Source_20_Text">servidor</text:span>. </text:p>
        </text:list-item>
        <text:list-item>
          <text:p text:style-name="P55"><text:span text:style-name="Source_20_Text">named-checkconf</text:span> y <text:span text:style-name="Source_20_Text">named-checkzone</text:span> aseguran que la configuración es válida. </text:p>
        </text:list-item>
        <text:list-item>
          <text:p text:style-name="P54"><text:span text:style-name="Source_20_Text">dig</text:span> confirma que los nombres se resuelven a <text:span text:style-name="Source_20_Text">192.168.56.10</text:span>. </text:p>
        </text:list-item>
      </text:list>
      <text:p text:style-name="Horizontal_20_Line"/>
      <text:h text:style-name="Heading_20_2" text:outline-level="2">4. Creación de sitios web seguros (HTTPS)</text:h>
      <text:p text:style-name="Text_20_body"><text:span text:style-name="Strong_20_Emphasis">Objetivo</text:span>: Configurar dos sitios HTTPS para <text:span text:style-name="Source_20_Text">web1.mipractica.local</text:span> y <text:span text:style-name="Source_20_Text">web2.mipractica.local</text:span> con certificados autofirmados y páginas <text:span text:style-name="Source_20_Text">index.html</text:span>.</text:p>
      <text:h text:style-name="Heading_20_3" text:outline-level="3">Configuración para web1.mipractica.local</text:h>
      <text:p text:style-name="Text_20_body"><text:span text:style-name="Strong_20_Emphasis">Pasos</text:span>:</text:p>
      <text:list text:style-name="L26">
        <text:list-item>
          <text:p text:style-name="P57">Crear el registro CNAME (ya hecho en el paso 3). </text:p>
        </text:list-item>
        <text:list-item>
          <text:p text:style-name="P57">Crear el directorio y el recurso <text:span text:style-name="Source_20_Text">index.html</text:span>. </text:p>
        </text:list-item>
        <text:list-item>
          <text:p text:style-name="P57">Generar un certificado autofirmado. </text:p>
        </text:list-item>
        <text:list-item>
          <text:p text:style-name="P57">Configurar el VirtualHost para HTTPS. </text:p>
        </text:list-item>
        <text:list-item>
          <text:p text:style-name="P56">Verificar el acceso al sitio. </text:p>
        </text:list-item>
      </text:list>
      <text:p text:style-name="Text_20_body"><text:span text:style-name="Strong_20_Emphasis">Comandos</text:span>:</text:p>
      <text:p text:style-name="Preformatted_20_Text"><text:span text:style-name="Source_20_Text"># Crear directorio para el sitio</text:span></text:p>
      <text:p text:style-name="Preformatted_20_Text"><text:span text:style-name="Source_20_Text">mkdir -p /var/www/web1.mipractica.local</text:span></text:p>
      <text:p text:style-name="Preformatted_20_Text"/>
      <text:p text:style-name="Preformatted_20_Text"><text:soft-page-break/><text:span text:style-name="Source_20_Text"># Crear index.html</text:span></text:p>
      <text:p text:style-name="Preformatted_20_Text"><text:span text:style-name="Source_20_Text">echo "ACCESO A web1.mipractica.local" &gt; /var/www/web1.mipractica.local/index.html</text:span></text:p>
      <text:p text:style-name="Preformatted_20_Text"/>
      <text:p text:style-name="Preformatted_20_Text"><text:span text:style-name="Source_20_Text"># Generar certificado autofirmado</text:span></text:p>
      <text:p text:style-name="Preformatted_20_Text"><text:span text:style-name="Source_20_Text">openssl req -x509 -nodes -days 365 -newkey rsa:2048 -keyout /etc/ssl/private/web1.key -out /etc/ssl/certs/web1.crt -subj "/CN=web1.mipractica.local"</text:span></text:p>
      <text:p text:style-name="Preformatted_20_Text"/>
      <text:p text:style-name="Preformatted_20_Text"><text:span text:style-name="Source_20_Text"># Configurar VirtualHost</text:span></text:p>
      <text:p text:style-name="Preformatted_20_Text"><text:span text:style-name="Source_20_Text">cat &lt;&lt; EOF &gt; /etc/apache2/sites-available/web1.mipractica.local.conf</text:span></text:p>
      <text:p text:style-name="Preformatted_20_Text"><text:span text:style-name="Source_20_Text">&lt;VirtualHost *:443&gt;</text:span></text:p>
      <text:p text:style-name="Preformatted_20_Text"><text:span text:style-name="Source_20_Text"><text:s text:c="4"/>ServerName web1.mipractica.local</text:span></text:p>
      <text:p text:style-name="Preformatted_20_Text"><text:span text:style-name="Source_20_Text"><text:s text:c="4"/>DocumentRoot /var/www/web1.mipractica.local</text:span></text:p>
      <text:p text:style-name="Preformatted_20_Text"><text:span text:style-name="Source_20_Text"><text:s text:c="4"/>SSLEngine on</text:span></text:p>
      <text:p text:style-name="Preformatted_20_Text"><text:span text:style-name="Source_20_Text"><text:s text:c="4"/>SSLCertificateFile /etc/ssl/certs/web1.crt</text:span></text:p>
      <text:p text:style-name="Preformatted_20_Text"><text:span text:style-name="Source_20_Text"><text:s text:c="4"/>SSLCertificateKeyFile /etc/ssl/private/web1.key</text:span></text:p>
      <text:p text:style-name="Preformatted_20_Text"><text:span text:style-name="Source_20_Text">&lt;/VirtualHost&gt;</text:span></text:p>
      <text:p text:style-name="Preformatted_20_Text"><text:span text:style-name="Source_20_Text">EOF</text:span></text:p>
      <text:p text:style-name="Preformatted_20_Text"/>
      <text:p text:style-name="Preformatted_20_Text"><text:span text:style-name="Source_20_Text"># Habilitar módulo SSL y el sitio</text:span></text:p>
      <text:p text:style-name="Preformatted_20_Text"><text:span text:style-name="Source_20_Text">a2enmod ssl</text:span></text:p>
      <text:p text:style-name="Preformatted_20_Text"><text:span text:style-name="Source_20_Text">a2ensite web1.mipractica.local.conf</text:span></text:p>
      <text:p text:style-name="Preformatted_20_Text"/>
      <text:p text:style-name="Preformatted_20_Text"><text:span text:style-name="Source_20_Text"># Reiniciar Apache2</text:span></text:p>
      <text:p text:style-name="Preformatted_20_Text"><text:span text:style-name="Source_20_Text">systemctl restart apache2</text:span></text:p>
      <text:p text:style-name="Preformatted_20_Text"/>
      <text:p text:style-name="Preformatted_20_Text"><text:span text:style-name="Source_20_Text"># Verificar acceso</text:span></text:p>
      <text:p text:style-name="P2"><text:span text:style-name="Source_20_Text">curl -k https://web1.mipractica.local</text:span></text:p>
      <text:p text:style-name="Text_20_body"><text:span text:style-name="Strong_20_Emphasis">Explicación</text:span>: </text:p>
      <text:list text:style-name="L27">
        <text:list-item>
          <text:p text:style-name="P59">El CNAME <text:span text:style-name="Source_20_Text">web1</text:span> ya está configurado en el DNS. </text:p>
        </text:list-item>
        <text:list-item>
          <text:p text:style-name="P59">Se crea el directorio y el archivo <text:span text:style-name="Source_20_Text">index.html</text:span> con el contenido solicitado. </text:p>
        </text:list-item>
        <text:list-item>
          <text:p text:style-name="P59"><text:span text:style-name="Source_20_Text">openssl</text:span> genera un certificado autofirmado válido por 365 días. </text:p>
        </text:list-item>
        <text:list-item>
          <text:p text:style-name="P59">El VirtualHost usa HTTPS (puerto 443) y apunta al directorio creado. </text:p>
        </text:list-item>
        <text:list-item>
          <text:p text:style-name="P58"><text:span text:style-name="Source_20_Text">curl -k</text:span> verifica que el sitio responde con el contenido esperado. </text:p>
        </text:list-item>
      </text:list>
      <text:h text:style-name="Heading_20_3" text:outline-level="3">Configuración para web2.mipractica.local</text:h>
      <text:p text:style-name="Text_20_body"><text:span text:style-name="Strong_20_Emphasis">Pasos</text:span>:</text:p>
      <text:list text:style-name="L28">
        <text:list-item>
          <text:p text:style-name="P61">Crear el registro CNAME (ya hecho en el paso 3). </text:p>
        </text:list-item>
        <text:list-item>
          <text:p text:style-name="P61">Crear el directorio y el recurso <text:span text:style-name="Source_20_Text">index.html</text:span>. </text:p>
        </text:list-item>
        <text:list-item>
          <text:p text:style-name="P61">Generar un certificado autofirmado. </text:p>
        </text:list-item>
        <text:list-item>
          <text:p text:style-name="P61">Configurar el VirtualHost para HTTPS. </text:p>
        </text:list-item>
        <text:list-item>
          <text:p text:style-name="P60">Verificar el acceso al sitio. </text:p>
        </text:list-item>
      </text:list>
      <text:p text:style-name="Text_20_body"><text:span text:style-name="Strong_20_Emphasis">Comandos</text:span>:</text:p>
      <text:p text:style-name="Preformatted_20_Text"><text:span text:style-name="Source_20_Text"># Crear directorio para el sitio</text:span></text:p>
      <text:p text:style-name="Preformatted_20_Text"><text:span text:style-name="Source_20_Text">mkdir -p /var/www/web2.mipractica.local</text:span></text:p>
      <text:p text:style-name="Preformatted_20_Text"/>
      <text:p text:style-name="Preformatted_20_Text"><text:span text:style-name="Source_20_Text"># Crear index.html</text:span></text:p>
      <text:p text:style-name="Preformatted_20_Text"><text:span text:style-name="Source_20_Text">echo "ACCESO A web2.mipractica.local" &gt; /var/www/web2.mipractica.local/index.html</text:span></text:p>
      <text:p text:style-name="Preformatted_20_Text"/>
      <text:p text:style-name="Preformatted_20_Text"><text:span text:style-name="Source_20_Text"># Generar certificado autofirmado</text:span></text:p>
      <text:p text:style-name="Preformatted_20_Text"><text:soft-page-break/><text:span text:style-name="Source_20_Text">openssl req -x509 -nodes -days 365 -newkey rsa:2048 -keyout /etc/ssl/private/web2.key -outastie /etc/ssl/certs/web2.crt -subj "/CN=web2.mipractica.local"</text:span></text:p>
      <text:p text:style-name="Preformatted_20_Text"/>
      <text:p text:style-name="Preformatted_20_Text"><text:span text:style-name="Source_20_Text"># Configurar VirtualHost</text:span></text:p>
      <text:p text:style-name="Preformatted_20_Text"><text:span text:style-name="Source_20_Text">cat &lt;&lt; EOF &gt; /etc/apache2/sites-available/web2.mipractica.local.conf</text:span></text:p>
      <text:p text:style-name="Preformatted_20_Text"><text:span text:style-name="Source_20_Text">&lt;VirtualHost *:443&gt;</text:span></text:p>
      <text:p text:style-name="Preformatted_20_Text"><text:span text:style-name="Source_20_Text"><text:s text:c="4"/>ServerName web2.mipractica.local</text:span></text:p>
      <text:p text:style-name="Preformatted_20_Text"><text:span text:style-name="Source_20_Text"><text:s text:c="4"/>DocumentRoot /var/www/web2.mipractica.local</text:span></text:p>
      <text:p text:style-name="Preformatted_20_Text"><text:span text:style-name="Source_20_Text"><text:s text:c="4"/>SSLEngine on</text:span></text:p>
      <text:p text:style-name="Preformatted_20_Text"><text:span text:style-name="Source_20_Text"><text:s text:c="4"/>SSLCertificateFile /etc/ssl/certs/web2.crt</text:span></text:p>
      <text:p text:style-name="Preformatted_20_Text"><text:span text:style-name="Source_20_Text"><text:s text:c="4"/>SSLCertificateKeyFile /etc/ssl/private/web2.key</text:span></text:p>
      <text:p text:style-name="Preformatted_20_Text"><text:span text:style-name="Source_20_Text">&lt;/VirtualHost&gt;</text:span></text:p>
      <text:p text:style-name="Preformatted_20_Text"><text:span text:style-name="Source_20_Text">EOF</text:span></text:p>
      <text:p text:style-name="Preformatted_20_Text"/>
      <text:p text:style-name="Preformatted_20_Text"><text:span text:style-name="Source_20_Text"># Habilitar el sitio</text:span></text:p>
      <text:p text:style-name="Preformatted_20_Text"><text:span text:style-name="Source_20_Text">a2ensite web2.mipractica.local.conf</text:span></text:p>
      <text:p text:style-name="Preformatted_20_Text"/>
      <text:p text:style-name="Preformatted_20_Text"><text:span text:style-name="Source_20_Text"># Reiniciar Apache2</text:span></text:p>
      <text:p text:style-name="Preformatted_20_Text"><text:span text:style-name="Source_20_Text">systemctl restart apache2</text:span></text:p>
      <text:p text:style-name="Preformatted_20_Text"/>
      <text:p text:style-name="Preformatted_20_Text"><text:span text:style-name="Source_20_Text"># Verificar acceso</text:span></text:p>
      <text:p text:style-name="P2"><text:span text:style-name="Source_20_Text">curl -k https://web2.mipractica.local</text:span></text:p>
      <text:p text:style-name="Text_20_body"><text:span text:style-name="Strong_20_Emphasis">Explicación</text:span>: </text:p>
      <text:list text:style-name="L29">
        <text:list-item>
          <text:p text:style-name="P63">Similar al proceso para <text:span text:style-name="Source_20_Text">web1</text:span>, se configura el segundo sitio con su propio directorio, <text:span text:style-name="Source_20_Text">index.html</text:span>, certificado y VirtualHost. </text:p>
        </text:list-item>
        <text:list-item>
          <text:p text:style-name="P63">La verificación con <text:span text:style-name="Source_20_Text">curl -k</text:span> confirma que el sitio responde correctamente. </text:p>
        </text:list-item>
        <text:list-item>
          <text:p text:style-name="P62">Nota: Para pruebas en un navegador, añadir <text:span text:style-name="Source_20_Text">192.168.56.10 web1.mipractica.local web2.mipractica.local</text:span> al archivo <text:span text:style-name="Source_20_Text">/etc/hosts</text:span> del cliente. </text:p>
        </text:list-item>
      </text:list>
      <text:p text:style-name="Horizontal_20_Line"/>
      <text:h text:style-name="Heading_20_2" text:outline-level="2">Notas Finales</text:h>
      <text:list text:style-name="L30">
        <text:list-item>
          <text:p text:style-name="P65">Todos los comandos se ejecutan con privilegios de root o <text:span text:style-name="Source_20_Text">sudo</text:span>. </text:p>
        </text:list-item>
        <text:list-item>
          <text:p text:style-name="P65">Las configuraciones son persistentes gracias a <text:span text:style-name="Source_20_Text">systemctl enable</text:span> y los archivos de configuración de Netplan, BIND9 y Apache2. </text:p>
        </text:list-item>
        <text:list-item>
          <text:p text:style-name="P65">Las verificaciones (<text:span text:style-name="Source_20_Text">dig</text:span>, <text:span text:style-name="Source_20_Text">curl</text:span>, etc.) confirman el funcionamiento correcto. </text:p>
        </text:list-item>
        <text:list-item>
          <text:p text:style-name="P64">En caso de errores, use <text:span text:style-name="Source_20_Text">journalctl -u named</text:span> o <text:span text:style-name="Source_20_Text">journalctl -u apache2</text:span> para diagnosticar. 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20:39:42.053583036</meta:creation-date>
    <dc:date>2025-07-12T21:58:16.892723739</dc:date>
    <meta:editing-duration>PT33M27S</meta:editing-duration>
    <meta:editing-cycles>3</meta:editing-cycles>
    <meta:generator>LibreOffice/24.2.2.2$Linux_X86_64 LibreOffice_project/d56cc158d8a96260b836f100ef4b4ef25d6f1a01</meta:generator>
    <meta:document-statistic meta:table-count="0" meta:image-count="0" meta:object-count="0" meta:page-count="6" meta:paragraph-count="197" meta:word-count="1245" meta:character-count="9179" meta:non-whitespace-character-count="7936"/>
  </office:meta>
</office:document-meta>
</file>